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color="#FF0000"/>
    </style:style>
    <style:style style:name="T3" style:parent-style-name="Policepardéfaut" style:family="text">
      <style:text-properties fo:font-weight="bold" style:font-weight-asian="bold"/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fo:color="#FF0000"/>
    </style:style>
    <style:style style:name="T8" style:parent-style-name="Policepardéfaut" style:family="text">
      <style:text-properties fo:font-weight="bold" style:font-weight-asian="bold"/>
    </style:style>
    <style:style style:name="T9" style:parent-style-name="Policepardéfaut" style:family="text">
      <style:text-properties fo:font-weight="bold" style:font-weight-asian="bold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fo:color="#FF0000"/>
    </style:style>
    <style:style style:name="T13" style:parent-style-name="Policepardéfaut" style:family="text">
      <style:text-properties fo:font-weight="bold" style:font-weight-asian="bold"/>
    </style:style>
    <style:style style:name="T14" style:parent-style-name="Policepardéfaut" style:family="text">
      <style:text-properties fo:font-weight="bold" style:font-weight-asian="bold"/>
    </style:style>
    <style:style style:name="T15" style:parent-style-name="Policepardéfaut" style:family="text">
      <style:text-properties fo:font-weight="bold" style:font-weight-asian="bold"/>
    </style:style>
    <style:style style:name="T1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weight="bold" style:font-weight-asian="bold"/>
    </style:style>
    <style:style style:name="T18" style:parent-style-name="Policepardéfaut" style:family="text">
      <style:text-properties fo:font-weight="bold" style:font-weight-asian="bold"/>
    </style:style>
    <style:style style:name="T1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font-style="italic" style:font-style-asian="italic"/>
    </style:style>
    <style:style style:name="T22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Schéma des tables</text:p>
      <text:p text:style-name="P2">ORACLE</text:p>
      <text:p text:style-name="Normal">TRANSMISSION(<text:span text:style-name="T3">VT_MODET</text:span>) ;<text:line-break/>VIRUS(<text:span text:style-name="T4">VV_ABREV</text:span>, VV_NOMV, VV_TYPEGENOME, VV_NOMFA) ;<text:line-break/>VIRUS_TRANSMISSION(<text:tab/><text:span text:style-name="T5">VVT_MODET</text:span>,<text:s/><text:span text:style-name="T6">VVT_ABREVV</text:span>) ;</text:p>
      <text:p text:style-name="P7">SQL</text:p>
      <text:p text:style-name="Normal">MALADIE(<text:span text:style-name="T8">MM_NOM_MALADIE</text:span>) ;<text:line-break/>FACTEUR(<text:span text:style-name="T9">MF_ABREV_FACTEUR</text:span>, MF_NOM_FACTEUR, MF_TYPE_FACTEUR);<text:line-break/>APRORIGINE(<text:span text:style-name="T10">MA_NOMM</text:span>,<text:s/><text:span text:style-name="T11">MA_ABREVF</text:span>, MA_SOUCHE) ;</text:p>
      <text:p text:style-name="P12">POSTGRE</text:p>
      <text:p text:style-name="Normal">RECENSEMENT(<text:span text:style-name="T13">RR_</text:span><text:span text:style-name="T14">ID</text:span>,<text:s/>RR_NBRE,<text:s/>RR_ANNEE);<text:line-break/>ZONE_OMS(<text:span text:style-name="T15">RZ_LIBELLE</text:span><text:tab/>,<text:s/>RZ_POPULATION);<text:line-break/>PAYS(<text:span text:style-name="T16">RP_LIBELLE_ZO</text:span>,<text:s/><text:span text:style-name="T17">RP_LIBELLE</text:span>,<text:s/>RP_POPULATION);<text:line-break/>MALADIE(<text:span text:style-name="T18">RM_ID</text:span>,<text:s/>RM_LIBELLE,<text:s/>RM_POPULATION,<text:s/><text:span text:style-name="T19">RM_ID_RECENSEMENT</text:span>,<text:s/><text:span text:style-name="T20">RM_LIBELLE_PAYS</text:span>) ;</text:p>
      <text:p text:style-name="Normal"><text:span text:style-name="T21">En gras les clés primaires</text:span><text:span text:style-name="T22"><text:line-break/>En souligné les clés étrangèr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n</meta:initial-creator>
    <dc:creator>John</dc:creator>
    <meta:creation-date>2010-12-16T20:19:00Z</meta:creation-date>
    <dc:date>2010-12-16T20:19:00Z</dc:date>
    <meta:template xlink:href="Normal.dotm" xlink:type="simple"/>
    <meta:editing-cycles>2</meta:editing-cycles>
    <meta:editing-duration>PT0S</meta:editing-duration>
    <meta:document-statistic meta:page-count="1" meta:paragraph-count="1" meta:word-count="85" meta:character-count="552" meta:row-count="3" meta:non-whitespace-character-count="468"/>
  </office:meta>
</office:document-meta>
</file>